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onospace" svg:font-family="Monospace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Monospace" fo:color="#000000" fo:font-size="14pt" style:font-size-asian="14pt" fo:background-color="#E8F2FE"/>
    </style:style>
    <style:style style:name="T2" style:parent-style-name="Fuentedepárrafopredeter." style:family="text">
      <style:text-properties fo:font-style="italic" style:font-style-asian="italic" style:font-style-complex="italic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ableColumn5" style:family="table-column">
      <style:table-column-properties style:column-width="3.559in" style:use-optimal-column-width="false"/>
    </style:style>
    <style:style style:name="TableColumn6" style:family="table-column">
      <style:table-column-properties style:column-width="3.559in" style:use-optimal-column-width="false"/>
    </style:style>
    <style:style style:name="Table4" style:family="table">
      <style:table-properties style:width="7.118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5" style:parent-style-name="Fuentedepárrafopredeter." style:family="text">
      <style:text-properties style:font-name="Monospace" fo:color="#000000" fo:font-size="8pt" style:font-size-asian="8pt" style:font-size-complex="8pt"/>
    </style:style>
    <style:style style:name="P16" style:parent-style-name="Standard" style:family="paragraph">
      <style:text-properties style:font-name="Monospace" fo:font-size="8pt" style:font-size-asian="8pt" style:font-size-complex="8pt"/>
    </style:style>
    <style:style style:name="T17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9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2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4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6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9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1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3" style:parent-style-name="Fuentedepárrafopredeter." style:family="text">
      <style:text-properties style:font-name="Monospace" fo:color="#0000C0" fo:font-size="8pt" style:font-size-asian="8pt" style:font-size-complex="8pt"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6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8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3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40" style:parent-style-name="Fuentedepárrafopredeter." style:family="text">
      <style:text-properties style:font-name="Monospace" fo:color="#0000C0" fo:font-size="8pt" style:font-size-asian="8pt" style:font-size-complex="8pt"/>
    </style:style>
    <style:style style:name="T4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4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43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4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45" style:parent-style-name="Fuentedepárrafopredeter." style:family="text">
      <style:text-properties style:font-name="Monospace" fo:color="#0000C0" fo:font-size="8pt" style:font-size-asian="8pt" style:font-size-complex="8pt"/>
    </style:style>
    <style:style style:name="T46" style:parent-style-name="Fuentedepárrafopredeter." style:family="text">
      <style:text-properties style:font-name="Monospace" fo:color="#000000" fo:font-size="8pt" style:font-size-asian="8pt" style:font-size-complex="8pt"/>
    </style:style>
    <style:style style:name="P47" style:parent-style-name="Standard" style:family="paragraph">
      <style:text-properties style:font-name="Monospace" fo:color="#000000" fo:font-size="8pt" style:font-size-asian="8pt" style:font-size-complex="8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0" style:parent-style-name="Fuentedepárrafopredeter." style:family="text">
      <style:text-properties style:font-name="Monospace" fo:color="#000000" fo:font-size="8pt" style:font-size-asian="8pt" style:font-size-complex="8pt"/>
    </style:style>
    <style:style style:name="P51" style:parent-style-name="Standard" style:family="paragraph">
      <style:text-properties style:font-name="Monospace" fo:font-size="8pt" style:font-size-asian="8pt" style:font-size-complex="8pt"/>
    </style:style>
    <style:style style:name="T52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54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5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57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5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59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61" style:parent-style-name="Fuentedepárrafopredeter." style:family="text">
      <style:text-properties style:font-name="Monospace" fo:color="#0000C0" fo:font-size="8pt" style:font-size-asian="8pt" style:font-size-complex="8pt"/>
    </style:style>
    <style:style style:name="T6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6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64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66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6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68" style:parent-style-name="Fuentedepárrafopredeter." style:family="text">
      <style:text-properties style:font-name="Monospace" fo:color="#0000C0" fo:font-size="8pt" style:font-size-asian="8pt" style:font-size-complex="8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7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71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73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75" style:parent-style-name="Fuentedepárrafopredeter." style:family="text">
      <style:text-properties style:font-name="Monospace" fo:color="#0000C0" fo:font-size="8pt" style:font-size-asian="8pt" style:font-size-complex="8pt"/>
    </style:style>
    <style:style style:name="T7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7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78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7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80" style:parent-style-name="Fuentedepárrafopredeter." style:family="text">
      <style:text-properties style:font-name="Monospace" fo:color="#0000C0" fo:font-size="8pt" style:font-size-asian="8pt" style:font-size-complex="8pt"/>
    </style:style>
    <style:style style:name="T81" style:parent-style-name="Fuentedepárrafopredeter." style:family="text">
      <style:text-properties style:font-name="Monospace" fo:color="#000000" fo:font-size="8pt" style:font-size-asian="8pt" style:font-size-complex="8pt"/>
    </style:style>
    <style:style style:name="P82" style:parent-style-name="Standard" style:family="paragraph">
      <style:text-properties style:font-name="Monospace" fo:color="#000000" fo:font-size="8pt" style:font-size-asian="8pt" style:font-size-complex="8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86" style:parent-style-name="Fuentedepárrafopredeter." style:family="text">
      <style:text-properties style:font-name="Monospace" fo:color="#000000" fo:font-size="8pt" style:font-size-asian="8pt" style:font-size-complex="8pt"/>
    </style:style>
    <style:style style:name="P87" style:parent-style-name="Standard" style:family="paragraph">
      <style:text-properties style:font-name="Monospace" fo:font-size="8pt" style:font-size-asian="8pt" style:font-size-complex="8pt"/>
    </style:style>
    <style:style style:name="T88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8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90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9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92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9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9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95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9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97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9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99" style:parent-style-name="Fuentedepárrafopredeter." style:family="text">
      <style:text-properties style:font-name="Monospace" fo:color="#0000C0" fo:font-size="8pt" style:font-size-asian="8pt" style:font-size-complex="8pt"/>
    </style:style>
    <style:style style:name="T10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0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02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0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04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0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06" style:parent-style-name="Fuentedepárrafopredeter." style:family="text">
      <style:text-properties style:font-name="Monospace" fo:color="#0000C0" fo:font-size="8pt" style:font-size-asian="8pt" style:font-size-complex="8pt" style:text-underline-type="single" style:text-underline-style="solid" style:text-underline-width="auto" style:text-underline-mode="continuous"/>
    </style:style>
    <style:style style:name="T10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0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09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1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11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1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13" style:parent-style-name="Fuentedepárrafopredeter." style:family="text">
      <style:text-properties style:font-name="Monospace" fo:color="#0000C0" fo:font-size="8pt" style:font-size-asian="8pt" style:font-size-complex="8pt"/>
    </style:style>
    <style:style style:name="T11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1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16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1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18" style:parent-style-name="Fuentedepárrafopredeter." style:family="text">
      <style:text-properties style:font-name="Monospace" fo:color="#0000C0" fo:font-size="8pt" style:font-size-asian="8pt" style:font-size-complex="8pt"/>
    </style:style>
    <style:style style:name="T119" style:parent-style-name="Fuentedepárrafopredeter." style:family="text">
      <style:text-properties style:font-name="Monospace" fo:color="#000000" fo:font-size="8pt" style:font-size-asian="8pt" style:font-size-complex="8pt"/>
    </style:style>
    <style:style style:name="P120" style:parent-style-name="Standard" style:family="paragraph">
      <style:text-properties style:font-name="Monospace" fo:color="#000000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2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2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24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25" style:parent-style-name="Fuentedepárrafopredeter." style:family="text">
      <style:text-properties style:font-name="Monospace" fo:color="#000000" fo:font-size="8pt" style:font-size-asian="8pt" style:font-size-complex="8pt"/>
    </style:style>
    <style:style style:name="P126" style:parent-style-name="Standard" style:family="paragraph">
      <style:text-properties style:font-name="Monospace" fo:font-size="8pt" style:font-size-asian="8pt" style:font-size-complex="8pt"/>
    </style:style>
    <style:style style:name="T127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2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29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3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31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3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3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34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3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36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3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38" style:parent-style-name="Fuentedepárrafopredeter." style:family="text">
      <style:text-properties style:font-name="Monospace" fo:color="#0000C0" fo:font-size="8pt" style:font-size-asian="8pt" style:font-size-complex="8pt"/>
    </style:style>
    <style:style style:name="T13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4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41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4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43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4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45" style:parent-style-name="Fuentedepárrafopredeter." style:family="text">
      <style:text-properties style:font-name="Monospace" fo:color="#0000C0" fo:font-size="8pt" style:font-size-asian="8pt" style:font-size-complex="8pt" style:text-underline-type="single" style:text-underline-style="solid" style:text-underline-width="auto" style:text-underline-mode="continuous"/>
    </style:style>
    <style:style style:name="T14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4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48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4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50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5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52" style:parent-style-name="Fuentedepárrafopredeter." style:family="text">
      <style:text-properties style:font-name="Monospace" fo:color="#0000C0" fo:font-size="8pt" style:font-size-asian="8pt" style:font-size-complex="8pt"/>
    </style:style>
    <style:style style:name="T15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5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55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5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57" style:parent-style-name="Fuentedepárrafopredeter." style:family="text">
      <style:text-properties style:font-name="Monospace" fo:color="#0000C0" fo:font-size="8pt" style:font-size-asian="8pt" style:font-size-complex="8pt"/>
    </style:style>
    <style:style style:name="T158" style:parent-style-name="Fuentedepárrafopredeter." style:family="text">
      <style:text-properties style:font-name="Monospace" fo:color="#000000" fo:font-size="8pt" style:font-size-asian="8pt" style:font-size-complex="8pt"/>
    </style:style>
    <style:style style:name="P159" style:parent-style-name="Standard" style:family="paragraph">
      <style:text-properties style:font-name="Monospace" fo:color="#000000"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2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63" style:parent-style-name="Fuentedepárrafopredeter." style:family="text">
      <style:text-properties style:font-name="Monospace" fo:color="#000000" fo:font-size="8pt" style:font-size-asian="8pt" style:font-size-complex="8pt"/>
    </style:style>
    <style:style style:name="P164" style:parent-style-name="Standard" style:family="paragraph">
      <style:text-properties style:font-name="Monospace" fo:font-size="8pt" style:font-size-asian="8pt" style:font-size-complex="8pt"/>
    </style:style>
    <style:style style:name="T165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66" style:parent-style-name="Fuentedepárrafopredeter." style:family="text">
      <style:text-properties style:font-name="Monospace" fo:color="#000000" fo:font-size="8pt" style:font-size-asian="8pt" style:font-size-complex="8pt"/>
    </style:style>
    <style:style style:name="P167" style:parent-style-name="Standard" style:family="paragraph">
      <style:text-properties style:font-name="Monospace" fo:font-size="8pt" style:font-size-asian="8pt" style:font-size-complex="8pt"/>
    </style:style>
    <style:style style:name="T168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6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70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71" style:parent-style-name="Fuentedepárrafopredeter." style:family="text">
      <style:text-properties style:font-name="Monospace" fo:color="#000000" fo:font-size="8pt" style:font-size-asian="8pt" style:font-size-complex="8pt"/>
    </style:style>
    <style:style style:name="P172" style:parent-style-name="Standard" style:family="paragraph">
      <style:text-properties style:font-name="Monospace" fo:font-size="8pt" style:font-size-asian="8pt" style:font-size-complex="8pt"/>
    </style:style>
    <style:style style:name="T17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74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7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76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7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78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7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80" style:parent-style-name="Fuentedepárrafopredeter." style:family="text">
      <style:text-properties style:font-name="Monospace" fo:color="#6A3E3E" fo:font-size="8pt" style:font-size-asian="8pt" style:font-size-complex="8pt"/>
    </style:style>
    <style:style style:name="T181" style:parent-style-name="Fuentedepárrafopredeter." style:family="text">
      <style:text-properties style:font-name="Monospace" fo:color="#000000" fo:font-size="8pt" style:font-size-asian="8pt" style:font-size-complex="8pt"/>
    </style:style>
    <style:style style:name="P182" style:parent-style-name="Standard" style:family="paragraph">
      <style:text-properties style:font-name="Monospace" fo:color="#000000" fo:font-size="8pt" style:font-size-asian="8pt" style:font-size-complex="8pt"/>
    </style:style>
    <style:style style:name="T18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8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85" style:parent-style-name="Fuentedepárrafopredeter." style:family="text">
      <style:text-properties style:font-name="Monospace" fo:color="#6A3E3E" fo:font-size="8pt" style:font-size-asian="8pt" style:font-size-complex="8pt"/>
    </style:style>
    <style:style style:name="T18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87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8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8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9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91" style:parent-style-name="Fuentedepárrafopredeter." style:family="text">
      <style:text-properties style:font-name="Monospace" fo:color="#6A3E3E" fo:font-size="8pt" style:font-size-asian="8pt" style:font-size-complex="8pt"/>
    </style:style>
    <style:style style:name="T19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93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19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9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9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97" style:parent-style-name="Fuentedepárrafopredeter." style:family="text">
      <style:text-properties style:font-name="Monospace" fo:color="#6A3E3E" fo:font-size="8pt" style:font-size-asian="8pt" style:font-size-complex="8pt"/>
    </style:style>
    <style:style style:name="T19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199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0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0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0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03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0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05" style:parent-style-name="Fuentedepárrafopredeter." style:family="text">
      <style:text-properties style:font-name="Monospace" fo:font-weight="bold" style:font-weight-asian="bold" fo:color="#7F0055" fo:font-size="8pt" style:font-size-asian="8pt" style:font-size-complex="8pt"/>
    </style:style>
    <style:style style:name="T206" style:parent-style-name="Fuentedepárrafopredeter." style:family="text">
      <style:text-properties style:font-name="Monospace" fo:color="#000000" fo:font-size="8pt" style:font-size-asian="8pt" style:font-size-complex="8pt"/>
    </style:style>
    <style:style style:name="P207" style:parent-style-name="Standard" style:family="paragraph">
      <style:text-properties style:font-name="Monospace" fo:color="#000000" fo:font-size="8pt" style:font-size-asian="8pt" style:font-size-complex="8pt"/>
    </style:style>
    <style:style style:name="T20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0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10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1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12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1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1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1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1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17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1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19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2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2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2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2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24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2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26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2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2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2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3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31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3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33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3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35" style:parent-style-name="Fuentedepárrafopredeter." style:family="text">
      <style:text-properties style:font-name="Monospace" fo:color="#000000" fo:font-size="8pt" style:font-size-asian="8pt" style:font-size-complex="8pt"/>
    </style:style>
    <style:style style:name="P236" style:parent-style-name="Standard" style:family="paragraph">
      <style:text-properties style:font-name="Monospace" fo:color="#000000" fo:font-size="8pt" style:font-size-asian="8pt" style:font-size-complex="8pt"/>
    </style:style>
    <style:style style:name="T23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3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39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4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41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4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4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4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4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4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47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4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49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5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5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5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5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5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55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5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57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5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5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6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6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62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6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64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6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66" style:parent-style-name="Fuentedepárrafopredeter." style:family="text">
      <style:text-properties style:font-name="Monospace" fo:color="#000000" fo:font-size="8pt" style:font-size-asian="8pt" style:font-size-complex="8pt"/>
    </style:style>
    <style:style style:name="P267" style:parent-style-name="Standard" style:family="paragraph">
      <style:text-properties style:font-name="Monospace" fo:color="#000000" fo:font-size="8pt" style:font-size-asian="8pt" style:font-size-complex="8pt"/>
    </style:style>
    <style:style style:name="T26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6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70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7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72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7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7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7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7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7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78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7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80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8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8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8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8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8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86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8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88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8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9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9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9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9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94" style:parent-style-name="Fuentedepárrafopredeter." style:family="text">
      <style:text-properties style:font-name="Monospace" fo:color="#6A3E3E" fo:font-size="8pt" style:font-size-asian="8pt" style:font-size-complex="8pt"/>
    </style:style>
    <style:style style:name="T29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96" style:parent-style-name="Fuentedepárrafopredeter." style:family="text">
      <style:text-properties style:font-name="Monospace" fo:color="#0000C0" fo:font-size="8pt" style:font-size-asian="8pt" style:font-size-complex="8pt"/>
    </style:style>
    <style:style style:name="T29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9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299" style:parent-style-name="Fuentedepárrafopredeter." style:family="text">
      <style:text-properties style:font-name="Monospace" fo:color="#000000" fo:font-size="8pt" style:font-size-asian="8pt" style:font-size-complex="8pt"/>
    </style:style>
    <style:style style:name="P300" style:parent-style-name="Standard" style:family="paragraph">
      <style:text-properties style:font-name="Monospace" fo:color="#000000" fo:font-size="8pt" style:font-size-asian="8pt" style:font-size-complex="8pt"/>
    </style:style>
    <style:style style:name="T30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0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03" style:parent-style-name="Fuentedepárrafopredeter." style:family="text">
      <style:text-properties style:font-name="Monospace" fo:color="#6A3E3E" fo:font-size="8pt" style:font-size-asian="8pt" style:font-size-complex="8pt"/>
    </style:style>
    <style:style style:name="T30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05" style:parent-style-name="Fuentedepárrafopredeter." style:family="text">
      <style:text-properties style:font-name="Monospace" fo:color="#0000C0" fo:font-size="8pt" style:font-size-asian="8pt" style:font-size-complex="8pt"/>
    </style:style>
    <style:style style:name="T30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0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0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0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10" style:parent-style-name="Fuentedepárrafopredeter." style:family="text">
      <style:text-properties style:font-name="Monospace" fo:color="#6A3E3E" fo:font-size="8pt" style:font-size-asian="8pt" style:font-size-complex="8pt"/>
    </style:style>
    <style:style style:name="T31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12" style:parent-style-name="Fuentedepárrafopredeter." style:family="text">
      <style:text-properties style:font-name="Monospace" fo:color="#0000C0" fo:font-size="8pt" style:font-size-asian="8pt" style:font-size-complex="8pt"/>
    </style:style>
    <style:style style:name="T31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1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1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1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17" style:parent-style-name="Fuentedepárrafopredeter." style:family="text">
      <style:text-properties style:font-name="Monospace" fo:color="#6A3E3E" fo:font-size="8pt" style:font-size-asian="8pt" style:font-size-complex="8pt"/>
    </style:style>
    <style:style style:name="T31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19" style:parent-style-name="Fuentedepárrafopredeter." style:family="text">
      <style:text-properties style:font-name="Monospace" fo:color="#0000C0" fo:font-size="8pt" style:font-size-asian="8pt" style:font-size-complex="8pt"/>
    </style:style>
    <style:style style:name="T32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2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2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2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24" style:parent-style-name="Fuentedepárrafopredeter." style:family="text">
      <style:text-properties style:font-name="Monospace" fo:color="#6A3E3E" fo:font-size="8pt" style:font-size-asian="8pt" style:font-size-complex="8pt"/>
    </style:style>
    <style:style style:name="T32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26" style:parent-style-name="Fuentedepárrafopredeter." style:family="text">
      <style:text-properties style:font-name="Monospace" fo:color="#0000C0" fo:font-size="8pt" style:font-size-asian="8pt" style:font-size-complex="8pt"/>
    </style:style>
    <style:style style:name="T32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28" style:parent-style-name="Fuentedepárrafopredeter." style:family="text">
      <style:text-properties style:font-name="Monospace" fo:color="#000000" fo:font-size="8pt" style:font-size-asian="8pt" style:font-size-complex="8pt"/>
    </style:style>
    <style:style style:name="P329" style:parent-style-name="Standard" style:family="paragraph">
      <style:text-properties style:font-name="Monospace" fo:color="#000000" fo:font-size="8pt" style:font-size-asian="8pt" style:font-size-complex="8pt"/>
    </style:style>
    <style:style style:name="T33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3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32" style:parent-style-name="Fuentedepárrafopredeter." style:family="text">
      <style:text-properties style:font-name="Monospace" fo:color="#6A3E3E" fo:font-size="8pt" style:font-size-asian="8pt" style:font-size-complex="8pt"/>
    </style:style>
    <style:style style:name="T33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34" style:parent-style-name="Fuentedepárrafopredeter." style:family="text">
      <style:text-properties style:font-name="Monospace" fo:color="#0000C0" fo:font-size="8pt" style:font-size-asian="8pt" style:font-size-complex="8pt"/>
    </style:style>
    <style:style style:name="T33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3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37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3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39" style:parent-style-name="Fuentedepárrafopredeter." style:family="text">
      <style:text-properties style:font-name="Monospace" fo:color="#6A3E3E" fo:font-size="8pt" style:font-size-asian="8pt" style:font-size-complex="8pt"/>
    </style:style>
    <style:style style:name="T34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41" style:parent-style-name="Fuentedepárrafopredeter." style:family="text">
      <style:text-properties style:font-name="Monospace" fo:color="#0000C0" fo:font-size="8pt" style:font-size-asian="8pt" style:font-size-complex="8pt"/>
    </style:style>
    <style:style style:name="T342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4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44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45" style:parent-style-name="Fuentedepárrafopredeter." style:family="text">
      <style:text-properties style:font-name="Monospace" fo:color="#6A3E3E" fo:font-size="8pt" style:font-size-asian="8pt" style:font-size-complex="8pt"/>
    </style:style>
    <style:style style:name="T346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47" style:parent-style-name="Fuentedepárrafopredeter." style:family="text">
      <style:text-properties style:font-name="Monospace" fo:color="#0000C0" fo:font-size="8pt" style:font-size-asian="8pt" style:font-size-complex="8pt"/>
    </style:style>
    <style:style style:name="T348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49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50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51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52" style:parent-style-name="Fuentedepárrafopredeter." style:family="text">
      <style:text-properties style:font-name="Monospace" fo:color="#6A3E3E" fo:font-size="8pt" style:font-size-asian="8pt" style:font-size-complex="8pt"/>
    </style:style>
    <style:style style:name="T353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54" style:parent-style-name="Fuentedepárrafopredeter." style:family="text">
      <style:text-properties style:font-name="Monospace" fo:color="#0000C0" fo:font-size="8pt" style:font-size-asian="8pt" style:font-size-complex="8pt"/>
    </style:style>
    <style:style style:name="T355" style:parent-style-name="Fuentedepárrafopredeter." style:family="text">
      <style:text-properties style:font-name="Monospace" fo:color="#000000" fo:font-size="8pt" style:font-size-asian="8pt" style:font-size-complex="8pt"/>
    </style:style>
    <style:style style:name="T356" style:parent-style-name="Fuentedepárrafopredeter." style:family="text">
      <style:text-properties style:font-name="Monospace" fo:color="#000000" fo:font-size="8pt" style:font-size-asian="8pt" style:font-size-complex="8pt"/>
    </style:style>
    <style:style style:name="P357" style:parent-style-name="Standard" style:family="paragraph">
      <style:text-properties style:font-name="Monospace" fo:color="#000000" fo:font-size="8pt" style:font-size-asian="8pt" style:font-size-complex="8pt"/>
    </style:style>
    <style:style style:name="P358" style:parent-style-name="Standard" style:family="paragraph">
      <style:text-properties style:font-name="Monospace" fo:color="#000000" fo:font-size="8pt" style:font-size-asian="8pt" style:font-size-complex="8pt"/>
    </style:style>
    <style:style style:name="P359" style:parent-style-name="Standard" style:family="paragraph">
      <style:text-properties style:font-name="Monospace" fo:color="#000000" fo:font-size="8pt" style:font-size-asian="8pt" style:font-size-complex="8pt"/>
    </style:style>
    <style:style style:name="P360" style:parent-style-name="Textbody" style:family="paragraph">
      <style:text-properties style:font-name="Monospace" fo:color="#000000" fo:font-size="10pt" style:font-size-asian="10pt" style:font-size-complex="10pt"/>
    </style:style>
  </office:automatic-styles>
  <office:body>
    <office:text text:use-soft-page-breaks="true">
      <text:p text:style-name="P1"/>
      <text:p text:style-name="Textbody"><text:s/>Dada la siguiente definición de clases y paquetes indicar que instrucciones de asignación en el <text:s/>método<text:s/><text:span text:style-name="T2">main</text:span><text:s/>de la clase serían<text:s/><text:span text:style-name="T3">incorrectas indicando el motivo.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aqueteA</text:p>
          </table:table-cell>
          <table:table-cell table:style-name="TableCell10">
            <text:p text:style-name="P11">paqueteB</text:p>
          </table:table-cell>
        </table:table-row>
        <table:table-row table:style-name="TableRow12">
          <table:table-cell table:style-name="TableCell13">
            <text:p text:style-name="Standard"><text:span text:style-name="T14">pakage</text:span><text:span text:style-name="T15"><text:s/>paqueteA;</text:span></text:p>
            <text:p text:style-name="P16"/>
            <text:p text:style-name="Standard"><text:span text:style-name="T17">public</text:span><text:span text:style-name="T18"><text:s/></text:span><text:span text:style-name="T19">class</text:span><text:span text:style-name="T20"><text:s/>ClaseA1 {</text:span></text:p>
            <text:p text:style-name="Standard"><text:span text:style-name="T21"><text:tab/></text:span><text:span text:style-name="T22">public</text:span><text:span text:style-name="T23"><text:s/></text:span><text:span text:style-name="T24">int</text:span><text:span text:style-name="T25"><text:s/></text:span><text:span text:style-name="T26">atributoA1pub</text:span><text:span text:style-name="T27">;</text:span></text:p>
            <text:p text:style-name="Standard"><text:span text:style-name="T28"><text:tab/></text:span><text:span text:style-name="T29">private</text:span><text:span text:style-name="T30"><text:s/></text:span><text:span text:style-name="T31">int</text:span><text:span text:style-name="T32"><text:s/></text:span><text:span text:style-name="T33">atributoA1pri</text:span><text:span text:style-name="T34">;</text:span></text:p>
            <text:p text:style-name="Standard"><text:span text:style-name="T35"><text:tab/></text:span><text:span text:style-name="T36">protected</text:span><text:span text:style-name="T37"><text:s/></text:span><text:span text:style-name="T38">int</text:span><text:span text:style-name="T39"><text:s/></text:span><text:span text:style-name="T40">atributoA1pro</text:span><text:span text:style-name="T41">;</text:span></text:p>
            <text:p text:style-name="Standard"><text:span text:style-name="T42"><text:tab/></text:span><text:span text:style-name="T43">int</text:span><text:span text:style-name="T44"><text:s/></text:span><text:span text:style-name="T45">atributoA1pac</text:span><text:span text:style-name="T46">;</text:span></text:p>
            <text:p text:style-name="P47">}</text:p>
          </table:table-cell>
          <table:table-cell table:style-name="TableCell48">
            <text:p text:style-name="Standard"><text:span text:style-name="T49">package</text:span><text:span text:style-name="T50"><text:s/>paqueteB;</text:span></text:p>
            <text:p text:style-name="P51"/>
            <text:p text:style-name="Standard"><text:span text:style-name="T52">public</text:span><text:span text:style-name="T53"><text:s/></text:span><text:span text:style-name="T54">class</text:span><text:span text:style-name="T55"><text:s/>ClaseB1 {</text:span></text:p>
            <text:p text:style-name="Standard"><text:span text:style-name="T56"><text:tab/></text:span><text:span text:style-name="T57">public</text:span><text:span text:style-name="T58"><text:s/></text:span><text:span text:style-name="T59">int</text:span><text:span text:style-name="T60"><text:s/></text:span><text:span text:style-name="T61">atributoB1pub</text:span><text:span text:style-name="T62">;</text:span></text:p>
            <text:p text:style-name="Standard"><text:span text:style-name="T63"><text:tab/></text:span><text:span text:style-name="T64">private</text:span><text:span text:style-name="T65"><text:s/></text:span><text:span text:style-name="T66">int</text:span><text:span text:style-name="T67"><text:s/></text:span><text:span text:style-name="T68">atributoB1pri</text:span><text:span text:style-name="T69">;</text:span></text:p>
            <text:p text:style-name="Standard"><text:span text:style-name="T70"><text:tab/></text:span><text:span text:style-name="T71">protected</text:span><text:span text:style-name="T72"><text:s/></text:span><text:span text:style-name="T73">int</text:span><text:span text:style-name="T74"><text:s/></text:span><text:span text:style-name="T75">atributoB1pro</text:span><text:span text:style-name="T76">;</text:span></text:p>
            <text:p text:style-name="Standard"><text:span text:style-name="T77"><text:tab/></text:span><text:span text:style-name="T78">int</text:span><text:span text:style-name="T79"><text:s/></text:span><text:span text:style-name="T80">atributoB1pac</text:span><text:span text:style-name="T81">;</text:span></text:p>
            <text:p text:style-name="P82">}</text:p>
          </table:table-cell>
        </table:table-row>
        <table:table-row table:style-name="TableRow83">
          <table:table-cell table:style-name="TableCell84">
            <text:p text:style-name="Standard"><text:span text:style-name="T85">package</text:span><text:span text:style-name="T86"><text:s/>paqueteA;</text:span></text:p>
            <text:p text:style-name="P87"/>
            <text:p text:style-name="Standard"><text:span text:style-name="T88">public</text:span><text:span text:style-name="T89"><text:s/></text:span><text:span text:style-name="T90">class</text:span><text:span text:style-name="T91"><text:s/>ClaseA2<text:s/></text:span><text:span text:style-name="T92">extends</text:span><text:span text:style-name="T93"><text:s/>ClaseA1 {</text:span></text:p>
            <text:p text:style-name="Standard"><text:span text:style-name="T94"><text:tab/></text:span><text:span text:style-name="T95">public</text:span><text:span text:style-name="T96"><text:s/></text:span><text:span text:style-name="T97">int</text:span><text:span text:style-name="T98"><text:s/></text:span><text:span text:style-name="T99">atributoA2pub</text:span><text:span text:style-name="T100">;</text:span></text:p>
            <text:p text:style-name="Standard"><text:span text:style-name="T101"><text:tab/></text:span><text:span text:style-name="T102">private</text:span><text:span text:style-name="T103"><text:s/></text:span><text:span text:style-name="T104">int</text:span><text:span text:style-name="T105"><text:s/></text:span><text:span text:style-name="T106">atributoA2pri</text:span><text:span text:style-name="T107">;</text:span></text:p>
            <text:p text:style-name="Standard"><text:span text:style-name="T108"><text:tab/></text:span><text:span text:style-name="T109">protected</text:span><text:span text:style-name="T110"><text:s/></text:span><text:span text:style-name="T111">int</text:span><text:span text:style-name="T112"><text:s/></text:span><text:span text:style-name="T113">atributoA2pro</text:span><text:span text:style-name="T114">;</text:span></text:p>
            <text:p text:style-name="Standard"><text:span text:style-name="T115"><text:tab/></text:span><text:span text:style-name="T116">int</text:span><text:span text:style-name="T117"><text:s/></text:span><text:span text:style-name="T118">atributoA2pac</text:span><text:span text:style-name="T119">;</text:span></text:p>
            <text:p text:style-name="P120">}</text:p>
          </table:table-cell>
          <table:table-cell table:style-name="TableCell121">
            <text:p text:style-name="Standard"><text:span text:style-name="T122">package</text:span><text:span text:style-name="T123"><text:s/>paqueteB;</text:span></text:p>
            <text:p text:style-name="Standard"><text:span text:style-name="T124">import</text:span><text:span text:style-name="T125"><text:s/>paqueteA.ClaseA1;</text:span></text:p>
            <text:p text:style-name="P126"/>
            <text:p text:style-name="Standard"><text:span text:style-name="T127">public</text:span><text:span text:style-name="T128"><text:s/></text:span><text:span text:style-name="T129">class</text:span><text:span text:style-name="T130"><text:s/>ClaseB2<text:s/></text:span><text:span text:style-name="T131">extends</text:span><text:span text:style-name="T132"><text:s/>ClaseA1 {</text:span></text:p>
            <text:p text:style-name="Standard"><text:span text:style-name="T133"><text:tab/></text:span><text:span text:style-name="T134">public</text:span><text:span text:style-name="T135"><text:s/></text:span><text:span text:style-name="T136">int</text:span><text:span text:style-name="T137"><text:s/></text:span><text:span text:style-name="T138">atributoB2pub</text:span><text:span text:style-name="T139">;</text:span></text:p>
            <text:p text:style-name="Standard"><text:span text:style-name="T140"><text:tab/></text:span><text:span text:style-name="T141">private</text:span><text:span text:style-name="T142"><text:s/></text:span><text:span text:style-name="T143">int</text:span><text:span text:style-name="T144"><text:s/></text:span><text:span text:style-name="T145">atributoB2pri</text:span><text:span text:style-name="T146">;</text:span></text:p>
            <text:p text:style-name="Standard"><text:span text:style-name="T147"><text:tab/></text:span><text:span text:style-name="T148">protected</text:span><text:span text:style-name="T149"><text:s/></text:span><text:span text:style-name="T150">int</text:span><text:span text:style-name="T151"><text:s/></text:span><text:span text:style-name="T152">atributoB2pro</text:span><text:span text:style-name="T153">;</text:span></text:p>
            <text:p text:style-name="Standard"><text:span text:style-name="T154"><text:tab/></text:span><text:span text:style-name="T155">int</text:span><text:span text:style-name="T156"><text:s/></text:span><text:span text:style-name="T157">atributoB2pac</text:span><text:span text:style-name="T158">;</text:span></text:p>
            <text:p text:style-name="P159">}</text:p>
          </table:table-cell>
        </table:table-row>
        <table:table-row table:style-name="TableRow160">
          <table:table-cell table:style-name="TableCell161" table:number-columns-spanned="2">
            <text:p text:style-name="Standard"><text:span text:style-name="T162">package</text:span><text:span text:style-name="T163"><text:s/>paqueteA;</text:span></text:p>
            <text:p text:style-name="P164"/>
            <text:p text:style-name="Standard"><text:span text:style-name="T165">import</text:span><text:span text:style-name="T166"><text:s/>paqueteB.*;</text:span></text:p>
            <text:p text:style-name="P167"/>
            <text:p text:style-name="Standard"><text:span text:style-name="T168">public</text:span><text:span text:style-name="T169"><text:s/></text:span><text:span text:style-name="T170">class</text:span><text:span text:style-name="T171"><text:s/>ClaseTest {</text:span></text:p>
            <text:p text:style-name="P172"/>
            <text:p text:style-name="Standard"><text:span text:style-name="T173"><text:tab/></text:span><text:span text:style-name="T174">public</text:span><text:span text:style-name="T175"><text:s/></text:span><text:span text:style-name="T176">static</text:span><text:span text:style-name="T177"><text:s/></text:span><text:span text:style-name="T178">void</text:span><text:span text:style-name="T179"><text:s/>main ( String []<text:s/></text:span><text:span text:style-name="T180">argv</text:span><text:span text:style-name="T181">){</text:span></text:p>
            <text:p text:style-name="P182"><text:tab/><text:tab/></text:p>
            <text:p text:style-name="Standard"><text:span text:style-name="T183"><text:tab/></text:span><text:span text:style-name="T184"><text:tab/>ClaseA1<text:s/></text:span><text:span text:style-name="T185">objA1</text:span><text:span text:style-name="T186"><text:s/>=<text:s/></text:span><text:span text:style-name="T187">new</text:span><text:span text:style-name="T188"><text:s/>ClaseA1();</text:span></text:p>
            <text:p text:style-name="Standard"><text:span text:style-name="T189"><text:tab/></text:span><text:span text:style-name="T190"><text:tab/>ClaseA2<text:s/></text:span><text:span text:style-name="T191">objA2</text:span><text:span text:style-name="T192"><text:s/>=<text:s/></text:span><text:span text:style-name="T193">new</text:span><text:span text:style-name="T194"><text:s/>ClaseA2();</text:span></text:p>
            <text:p text:style-name="Standard"><text:span text:style-name="T195"><text:tab/></text:span><text:span text:style-name="T196"><text:tab/>ClaseB1<text:s/></text:span><text:span text:style-name="T197">objB1</text:span><text:span text:style-name="T198"><text:s/>=<text:s/></text:span><text:span text:style-name="T199">new</text:span><text:span text:style-name="T200"><text:s/>ClaseB1();</text:span></text:p>
            <text:p text:style-name="Standard"><text:span text:style-name="T201"><text:tab/></text:span><text:span text:style-name="T202"><text:tab/>ClaseB2<text:s/></text:span><text:span text:style-name="T203">objB2</text:span><text:span text:style-name="T204"><text:s/>=<text:s/></text:span><text:span text:style-name="T205">new</text:span><text:span text:style-name="T206"><text:s/>ClaseB2();</text:span></text:p>
            <text:p text:style-name="P207"><text:tab/><text:tab/></text:p>
            <text:p text:style-name="Standard"><text:span text:style-name="T208"><text:tab/></text:span><text:span text:style-name="T209"><text:tab/></text:span><text:span text:style-name="T210">objA1</text:span><text:span text:style-name="T211">.</text:span><text:span text:style-name="T212">atributoA1pub</text:span><text:span text:style-name="T213"><text:s/>= 1;</text:span><text:span text:style-name="T214"><text:s/>// NO</text:span></text:p>
            <text:p text:style-name="Standard"><text:span text:style-name="T215"><text:tab/></text:span><text:span text:style-name="T216"><text:tab/></text:span><text:span text:style-name="T217">objA1</text:span><text:span text:style-name="T218">.</text:span><text:span text:style-name="T219">atributoA1pri</text:span><text:span text:style-name="T220"><text:s/>= 1; <text:s/></text:span><text:span text:style-name="T221">// NO</text:span></text:p>
            <text:p text:style-name="Standard"><text:span text:style-name="T222"><text:tab/></text:span><text:span text:style-name="T223"><text:tab/></text:span><text:span text:style-name="T224">objA1</text:span><text:span text:style-name="T225">.</text:span><text:span text:style-name="T226">atributoA1pro</text:span><text:span text:style-name="T227"><text:s/>= 1;</text:span><text:span text:style-name="T228"><text:s/>// SI</text:span></text:p>
            <text:p text:style-name="Standard"><text:span text:style-name="T229"><text:tab/></text:span><text:span text:style-name="T230"><text:tab/></text:span><text:span text:style-name="T231">objA1</text:span><text:span text:style-name="T232">.</text:span><text:span text:style-name="T233">atributoA1pac</text:span><text:span text:style-name="T234"><text:s/>= 1;</text:span><text:span text:style-name="T235"><text:s/>// si<text:s/></text:span></text:p>
            <text:p text:style-name="P236"><text:tab/><text:tab/></text:p>
            <text:p text:style-name="Standard"><text:span text:style-name="T237"><text:tab/></text:span><text:span text:style-name="T238"><text:tab/></text:span><text:span text:style-name="T239">objB1</text:span><text:span text:style-name="T240">.</text:span><text:span text:style-name="T241">atributoB1pub</text:span><text:span text:style-name="T242"><text:s/>= 1;</text:span><text:span text:style-name="T243"><text:s/>//<text:s/></text:span><text:span text:style-name="T244">SI</text:span></text:p>
            <text:p text:style-name="Standard"><text:span text:style-name="T245"><text:tab/></text:span><text:span text:style-name="T246"><text:tab/></text:span><text:span text:style-name="T247">objB1</text:span><text:span text:style-name="T248">.</text:span><text:span text:style-name="T249">atributoB1pri</text:span><text:span text:style-name="T250"><text:s/>= 1;</text:span><text:span text:style-name="T251"><text:s/>//</text:span><text:span text:style-name="T252"><text:s/>NO</text:span></text:p>
            <text:p text:style-name="Standard"><text:span text:style-name="T253"><text:tab/></text:span><text:span text:style-name="T254"><text:tab/></text:span><text:span text:style-name="T255">objB1</text:span><text:span text:style-name="T256">.</text:span><text:span text:style-name="T257">atributoB1pro</text:span><text:span text:style-name="T258"><text:s/>= 1;</text:span><text:span text:style-name="T259"><text:s/>//<text:s/></text:span></text:p>
            <text:p text:style-name="Standard"><text:span text:style-name="T260"><text:tab/></text:span><text:span text:style-name="T261"><text:tab/></text:span><text:span text:style-name="T262">objB1</text:span><text:span text:style-name="T263">.</text:span><text:span text:style-name="T264">atributoB1pac</text:span><text:span text:style-name="T265"><text:s/>= 1;</text:span><text:span text:style-name="T266"><text:s/>//<text:s/></text:span></text:p>
            <text:p text:style-name="P267"><text:tab/><text:tab/><text:s/></text:p>
            <text:p text:style-name="Standard"><text:span text:style-name="T268"><text:tab/></text:span><text:span text:style-name="T269"><text:tab/></text:span><text:span text:style-name="T270">objA2</text:span><text:span text:style-name="T271">.</text:span><text:span text:style-name="T272">atributoA1pub</text:span><text:span text:style-name="T273"><text:s/>= 1;</text:span><text:span text:style-name="T274"><text:s/>//</text:span><text:span text:style-name="T275">SI</text:span></text:p>
            <text:p text:style-name="Standard"><text:span text:style-name="T276"><text:tab/></text:span><text:span text:style-name="T277"><text:tab/></text:span><text:span text:style-name="T278">objA2</text:span><text:span text:style-name="T279">.</text:span><text:span text:style-name="T280">atributoA1pri</text:span><text:span text:style-name="T281"><text:s/>= 1;</text:span><text:span text:style-name="T282"><text:s/>//<text:s/></text:span><text:span text:style-name="T283">NO</text:span></text:p>
            <text:p text:style-name="Standard"><text:span text:style-name="T284"><text:tab/></text:span><text:span text:style-name="T285"><text:tab/></text:span><text:span text:style-name="T286">objA2</text:span><text:span text:style-name="T287">.</text:span><text:span text:style-name="T288">atributoA1pro</text:span><text:span text:style-name="T289"><text:s/>= 1;</text:span><text:span text:style-name="T290"><text:s/>//</text:span><text:span text:style-name="T291">SI</text:span></text:p>
            <text:p text:style-name="Standard"><text:span text:style-name="T292"><text:tab/></text:span><text:span text:style-name="T293"><text:tab/></text:span><text:span text:style-name="T294">objA2</text:span><text:span text:style-name="T295">.</text:span><text:span text:style-name="T296">atributoA1pac</text:span><text:span text:style-name="T297"><text:s/>= 1;</text:span><text:span text:style-name="T298"><text:s/>//</text:span><text:span text:style-name="T299"><text:s/>SI</text:span></text:p>
            <text:p text:style-name="P300"><text:tab/><text:tab/></text:p>
            <text:p text:style-name="Standard"><text:span text:style-name="T301"><text:tab/></text:span><text:span text:style-name="T302"><text:tab/></text:span><text:span text:style-name="T303">objB2</text:span><text:span text:style-name="T304">.</text:span><text:span text:style-name="T305">atributoA1pub</text:span><text:span text:style-name="T306"><text:s/>= 1;</text:span><text:span text:style-name="T307"><text:s/>// SI</text:span></text:p>
            <text:p text:style-name="Standard"><text:span text:style-name="T308"><text:tab/></text:span><text:span text:style-name="T309"><text:tab/></text:span><text:span text:style-name="T310">objB2</text:span><text:span text:style-name="T311">.</text:span><text:span text:style-name="T312">atributoA1pri</text:span><text:span text:style-name="T313"><text:s/>= 1;</text:span><text:span text:style-name="T314"><text:s/>// NO</text:span></text:p>
            <text:p text:style-name="Standard"><text:span text:style-name="T315"><text:tab/></text:span><text:span text:style-name="T316"><text:tab/></text:span><text:span text:style-name="T317">objB2</text:span><text:span text:style-name="T318">.</text:span><text:span text:style-name="T319">atributoA1pro</text:span><text:span text:style-name="T320"><text:s/>= 1;</text:span><text:span text:style-name="T321"><text:s/>// SI</text:span></text:p>
            <text:p text:style-name="Standard"><text:span text:style-name="T322"><text:tab/></text:span><text:span text:style-name="T323"><text:tab/></text:span><text:span text:style-name="T324">objB2</text:span><text:span text:style-name="T325">.</text:span><text:span text:style-name="T326">atributoA1pac</text:span><text:span text:style-name="T327"><text:s/>= 1;</text:span><text:span text:style-name="T328"><text:s/>// NO</text:span></text:p>
            <text:p text:style-name="P329"><text:tab/><text:tab/></text:p>
            <text:p text:style-name="Standard"><text:span text:style-name="T330"><text:tab/></text:span><text:span text:style-name="T331"><text:tab/></text:span><text:span text:style-name="T332">objB2</text:span><text:span text:style-name="T333">.</text:span><text:span text:style-name="T334">atributoB1pub</text:span><text:span text:style-name="T335"><text:s/>= 1;</text:span><text:span text:style-name="T336"><text:s/>//NO</text:span></text:p>
            <text:p text:style-name="Standard"><text:span text:style-name="T337"><text:tab/></text:span><text:span text:style-name="T338"><text:tab/></text:span><text:span text:style-name="T339">objB2</text:span><text:span text:style-name="T340">.</text:span><text:span text:style-name="T341">atributoB1pri</text:span><text:span text:style-name="T342"><text:s/>= 1;</text:span><text:span text:style-name="T343"><text:s/>// NO</text:span></text:p>
            <text:p text:style-name="Standard"><text:span text:style-name="T344"><text:s text:c="15"/></text:span><text:span text:style-name="T345">objB2</text:span><text:span text:style-name="T346">.</text:span><text:span text:style-name="T347">atributoB2pub</text:span><text:span text:style-name="T348"><text:s/>= 1;</text:span><text:span text:style-name="T349"><text:s/>// NO</text:span></text:p>
            <text:p text:style-name="Standard"><text:span text:style-name="T350"><text:tab/></text:span><text:span text:style-name="T351"><text:tab/></text:span><text:span text:style-name="T352">objB2</text:span><text:span text:style-name="T353">.</text:span><text:span text:style-name="T354">atributoB2pac</text:span><text:span text:style-name="T355"><text:s/>= 1;</text:span><text:span text:style-name="T356"><text:s/>// NO</text:span></text:p>
            <text:p text:style-name="P357"><text:tab/><text:tab/><text:tab/></text:p>
            <text:p text:style-name="P358"><text:tab/>}</text:p>
            <text:p text:style-name="P359">}</text:p>
          </table:table-cell>
          <table:covered-table-cell/>
        </table:table-row>
      </table:table>
      <text:p text:style-name="Textbody"/>
      <text:p text:style-name="P3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onospace" svg:font-family="Monospace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WW8Num1z0" style:display-name="WW8Num1z0" style:family="text">
      <style:text-properties style:font-name-asian="Times New Roman" style:font-name-complex="Times New Roman" fo:letter-spacing="-0.002in" fo:font-size="12pt" style:font-size-asian="12pt" style:font-size-complex="12pt" fo:language="es" fo:country="ES" style:language-complex="ar" style:country-complex="SA"/>
    </style:style>
    <style:style style:name="WW_CharLFO1LVL1" style:family="text">
      <style:text-properties style:font-name-asian="Times New Roman" style:font-name-complex="Times New Roman" fo:letter-spacing="-0.002in" fo:font-size="12pt" style:font-size-asian="12pt" style:font-size-complex="12pt" fo:language="es" fo:country="ES" style:language-complex="ar" style:country-complex="SA"/>
    </style:style>
    <text:list-style style:name="WW8Num1" style:display-name="WW8Num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59in" fo:margin-left="0.3625in" fo:margin-bottom="0.784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lberto</meta:initial-creator>
    <dc:creator>24DAW108</dc:creator>
    <meta:creation-date>2025-01-28T11:17:00Z</meta:creation-date>
    <dc:date>2025-01-28T11:17:00Z</dc:date>
    <meta:template xlink:href="Normal" xlink:type="simple"/>
    <meta:editing-cycles>3</meta:editing-cycles>
    <meta:editing-duration>PT0S</meta:editing-duration>
    <meta:document-statistic meta:page-count="1" meta:paragraph-count="3" meta:word-count="273" meta:character-count="1773" meta:row-count="12" meta:non-whitespace-character-count="1503"/>
  </office:meta>
</office:document-meta>
</file>